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dddddd" draw:textarea-vertical-align="middl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12cm" svg:height="1.397cm" svg:x="7.731cm" svg:y="1.508cm">
          <text:p text:style-name="P1">templateSearch</text:p>
        </draw:rect>
        <draw:rect draw:style-name="gr2" draw:text-style-name="P1" draw:layer="layout" svg:width="7.112cm" svg:height="1.397cm" svg:x="7.731cm" svg:y="4.302cm">
          <text:p text:style-name="P1">summaryTrees</text:p>
        </draw:rect>
        <draw:rect draw:style-name="gr2" draw:text-style-name="P1" draw:layer="layout" svg:width="3.048cm" svg:height="1.397cm" svg:x="17.625cm" svg:y="4.437cm">
          <text:p text:style-name="P1">Files</text:p>
        </draw:rect>
        <draw:rect draw:style-name="gr1" draw:text-style-name="P1" draw:layer="layout" svg:width="3.048cm" svg:height="1.397cm" svg:x="17.637cm" svg:y="1.254cm">
          <text:p text:style-name="P1">Programs</text:p>
        </draw:rect>
        <draw:line draw:style-name="gr3" draw:text-style-name="P1" draw:layer="layout" svg:x1="11.287cm" svg:y1="2.905cm" svg:x2="11.287cm" svg:y2="4.302cm">
          <text:p/>
        </draw:line>
        <draw:rect draw:style-name="gr4" draw:text-style-name="P1" draw:layer="layout" svg:width="4.318cm" svg:height="1.397cm" svg:x="4.891cm" svg:y="17.256cm">
          <text:p text:style-name="P1"><text:span text:style-name="T1">makeCuts.C</text:span></text:p>
          <text:p text:style-name="P1">makeCuts()</text:p>
        </draw:rect>
        <draw:line draw:style-name="gr3" draw:text-style-name="P1" draw:layer="layout" svg:x1="8.366cm" svg:y1="5.699cm" svg:x2="8.366cm" svg:y2="17.256cm">
          <text:p/>
        </draw:line>
        <draw:rect draw:style-name="gr2" draw:text-style-name="P1" draw:layer="layout" svg:width="2.921cm" svg:height="1.397cm" svg:x="5.599cm" svg:y="24.006cm">
          <text:p text:style-name="P1">cuts.root</text:p>
        </draw:rect>
        <draw:rect draw:style-name="gr2" draw:text-style-name="P1" draw:layer="layout" svg:width="2.921cm" svg:height="1.397cm" svg:x="5.607cm" svg:y="19.496cm">
          <text:p text:style-name="P1">cuts.txt</text:p>
        </draw:rect>
        <draw:rect draw:style-name="gr4" draw:text-style-name="P1" draw:layer="layout" svg:width="9.017cm" svg:height="1.397cm" svg:x="5.051cm" svg:y="21.701cm">
          <text:p text:style-name="P1"><text:span text:style-name="T1">separateNotable.C</text:span></text:p>
          <text:p text:style-name="P1">separateNotable_fromFile()</text:p>
        </draw:rect>
        <draw:line draw:style-name="gr3" draw:text-style-name="P1" draw:layer="layout" svg:x1="7.047cm" svg:y1="18.619cm" svg:x2="7.05cm" svg:y2="19.569cm">
          <text:p/>
        </draw:line>
        <draw:line draw:style-name="gr3" draw:text-style-name="P1" draw:layer="layout" svg:x1="7.048cm" svg:y1="20.86cm" svg:x2="7.051cm" svg:y2="21.81cm">
          <text:p/>
        </draw:line>
        <draw:line draw:style-name="gr3" draw:text-style-name="P1" draw:layer="layout" svg:x1="7.049cm" svg:y1="23.047cm" svg:x2="7.052cm" svg:y2="23.997cm">
          <text:p/>
        </draw:line>
        <draw:rect draw:style-name="gr4" draw:text-style-name="P1" draw:layer="layout" svg:width="5.08cm" svg:height="1.397cm" svg:x="4.556cm" svg:y="26.2cm">
          <text:p text:style-name="P1"><text:span text:style-name="T1">cluster.C</text:span></text:p>
          <text:p text:style-name="P1">clusterEvents()</text:p>
        </draw:rect>
        <draw:line draw:style-name="gr3" draw:text-style-name="P1" draw:layer="layout" svg:x1="7.05cm" svg:y1="25.334cm" svg:x2="7.053cm" svg:y2="26.284cm">
          <text:p/>
        </draw:line>
        <draw:rect draw:style-name="gr2" draw:text-style-name="P1" draw:layer="layout" svg:width="3.609cm" svg:height="1.397cm" svg:x="5.2cm" svg:y="28.494cm">
          <text:p text:style-name="P1">cluster.root</text:p>
        </draw:rect>
        <draw:line draw:style-name="gr3" draw:text-style-name="P1" draw:layer="layout" svg:x1="7.05cm" svg:y1="27.535cm" svg:x2="7.053cm" svg:y2="28.485cm">
          <text:p/>
        </draw:line>
        <draw:rect draw:style-name="gr4" draw:text-style-name="P1" draw:layer="layout" svg:width="5.588cm" svg:height="1.397cm" svg:x="11.241cm" svg:y="28.559cm">
          <text:p text:style-name="P1"><text:span text:style-name="T1">separateNotable.C</text:span></text:p>
          <text:p text:style-name="P1">saveCandidates()</text:p>
        </draw:rect>
        <draw:line draw:style-name="gr3" draw:text-style-name="P1" draw:layer="layout" svg:x1="8.828cm" svg:y1="29.194cm" svg:x2="11.241cm" svg:y2="29.194cm">
          <text:p/>
        </draw:line>
        <draw:polyline draw:style-name="gr3" draw:text-style-name="P1" draw:layer="layout" svg:width="5.206cm" svg:height="3.809cm" svg:x="8.574cm" svg:y="24.749cm" svg:viewBox="0 0 5207 3810" draw:points="0,0 5207,0 5207,3810">
          <text:p/>
        </draw:polyline>
        <draw:rect draw:style-name="gr2" draw:text-style-name="P1" draw:layer="layout" svg:width="5.006cm" svg:height="1.397cm" svg:x="11.388cm" svg:y="31.607cm">
          <text:p text:style-name="P1">candidates.root</text:p>
        </draw:rect>
        <draw:line draw:style-name="gr3" draw:text-style-name="P1" draw:layer="layout" svg:x1="13.927cm" svg:y1="29.956cm" svg:x2="13.927cm" svg:y2="31.607cm">
          <text:p/>
        </draw:line>
        <draw:rect draw:style-name="gr4" draw:text-style-name="P1" draw:layer="layout" svg:width="3.048cm" svg:height="1.397cm" svg:x="17.628cm" svg:y="2.832cm">
          <text:p text:style-name="P1">Macros</text:p>
        </draw:rect>
        <draw:rect draw:style-name="gr4" draw:text-style-name="P1" draw:layer="layout" svg:width="9.017cm" svg:height="1.397cm" svg:x="5.364cm" svg:y="35.498cm">
          <text:p text:style-name="P1"><text:span text:style-name="T1">backgroundEstimate.C</text:span></text:p>
          <text:p text:style-name="P1">backgroundEstimate()</text:p>
        </draw:rect>
        <draw:rect draw:style-name="gr4" draw:text-style-name="P1" draw:layer="layout" svg:width="6.35cm" svg:height="1.397cm" svg:x="2.859cm" svg:y="30.826cm">
          <text:p text:style-name="P1"><text:span text:style-name="T1">cluster.C</text:span></text:p>
          <text:p text:style-name="P1">clusterBackground()</text:p>
        </draw:rect>
        <draw:rect draw:style-name="gr2" draw:text-style-name="P1" draw:layer="layout" svg:width="8.435cm" svg:height="1.397cm" svg:x="1.714cm" svg:y="33.139cm">
          <text:p text:style-name="P1">pseudoBaseEvents.root</text:p>
        </draw:rect>
        <draw:line draw:style-name="gr3" draw:text-style-name="P1" draw:layer="layout" svg:x1="7.051cm" svg:y1="29.874cm" svg:x2="7.054cm" svg:y2="30.824cm">
          <text:p/>
        </draw:line>
        <draw:line draw:style-name="gr3" draw:text-style-name="P1" draw:layer="layout" svg:x1="5.952cm" svg:y1="32.161cm" svg:x2="5.955cm" svg:y2="33.111cm">
          <text:p/>
        </draw:line>
        <draw:line draw:style-name="gr3" draw:text-style-name="P1" draw:layer="layout" svg:x1="8.553cm" svg:y1="34.548cm" svg:x2="8.556cm" svg:y2="35.498cm">
          <text:p/>
        </draw:line>
        <draw:rect draw:style-name="gr2" draw:text-style-name="P1" draw:layer="layout" svg:width="5.006cm" svg:height="1.397cm" svg:x="7.124cm" svg:y="38.592cm">
          <text:p text:style-name="P1">background.root</text:p>
        </draw:rect>
        <draw:line draw:style-name="gr3" draw:text-style-name="P1" draw:layer="layout" svg:x1="12.027cm" svg:y1="33.044cm" svg:x2="12.027cm" svg:y2="35.417cm">
          <text:p/>
        </draw:line>
        <draw:line draw:style-name="gr3" draw:text-style-name="P1" draw:layer="layout" svg:x1="9.59cm" svg:y1="36.887cm" svg:x2="9.59cm" svg:y2="38.411cm">
          <text:p/>
        </draw:line>
        <draw:polyline draw:style-name="gr3" draw:text-style-name="P1" draw:layer="layout" svg:width="3.809cm" svg:height="25.907cm" svg:x="3.921cm" svg:y="4.937cm" svg:viewBox="0 0 3810 25908" draw:points="3810,0 0,0 0,25908">
          <text:p/>
        </draw:polyline>
        <draw:rect draw:style-name="gr2" draw:text-style-name="P1" draw:layer="layout" svg:width="5.641cm" svg:height="1.397cm" svg:x="18.271cm" svg:y="34.871cm">
          <text:p text:style-name="P1">geomagnetic.root</text:p>
        </draw:rect>
        <draw:rect draw:style-name="gr4" draw:text-style-name="P1" draw:layer="layout" svg:width="6.731cm" svg:height="1.397cm" svg:x="17.891cm" svg:y="32.496cm">
          <text:p text:style-name="P1"><text:span text:style-name="T1">geomagnetic.C</text:span></text:p>
          <text:p text:style-name="P1">saveGeomagnetic()</text:p>
        </draw:rect>
        <draw:polyline draw:style-name="gr3" draw:text-style-name="P1" draw:layer="layout" svg:width="8.635cm" svg:height="1.396cm" svg:x="9.209cm" svg:y="33.512cm" svg:viewBox="0 0 8636 1397" draw:points="0,1016 0,1397 2159,1397 2159,127 8636,0">
          <text:p/>
        </draw:polyline>
        <draw:line draw:style-name="gr3" draw:text-style-name="P1" draw:layer="layout" svg:x1="16.321cm" svg:y1="32.75cm" svg:x2="17.845cm" svg:y2="32.75cm">
          <text:p/>
        </draw:line>
        <draw:line draw:style-name="gr3" draw:text-style-name="P1" draw:layer="layout" svg:x1="21.217cm" svg:y1="33.959cm" svg:x2="21.22cm" svg:y2="34.909cm">
          <text:p/>
        </draw:line>
        <draw:polyline draw:style-name="gr3" draw:text-style-name="P1" draw:layer="layout" svg:width="8cm" svg:height="2.666cm" svg:x="13.273cm" svg:y="34.401cm" svg:viewBox="0 0 8001 2667" draw:points="8001,1905 8001,2667 2286,2667 2286,0 0,0 0,1016">
          <text:p/>
        </draw:polyline>
        <draw:rect draw:style-name="gr4" draw:text-style-name="P1" draw:layer="layout" svg:width="5.969cm" svg:height="1.397cm" svg:x="12.873cm" svg:y="7.158cm">
          <text:p text:style-name="P1"><text:span text:style-name="T1">plotThingsScan.C</text:span></text:p>
          <text:p text:style-name="P1">plotThingsScan()</text:p>
        </draw:rect>
        <draw:rect draw:style-name="gr2" draw:text-style-name="P1" draw:layer="layout" svg:width="7.366cm" svg:height="1.397cm" svg:x="11.414cm" svg:y="9.382cm">
          <text:p text:style-name="P1">plotThingsScan.root</text:p>
        </draw:rect>
        <draw:line draw:style-name="gr3" draw:text-style-name="P1" draw:layer="layout" svg:x1="14.366cm" svg:y1="5.686cm" svg:x2="14.366cm" svg:y2="7.21cm">
          <text:p/>
        </draw:line>
        <draw:line draw:style-name="gr3" draw:text-style-name="P1" draw:layer="layout" svg:x1="14.366cm" svg:y1="8.473cm" svg:x2="14.335cm" svg:y2="9.382cm">
          <text:p/>
        </draw:line>
        <draw:rect draw:style-name="gr4" draw:text-style-name="P1" draw:layer="layout" svg:width="5.969cm" svg:height="1.397cm" svg:x="15.351cm" svg:y="11.795cm">
          <text:p text:style-name="P1"><text:span text:style-name="T1">drawThingsScan.C</text:span></text:p>
          <text:p text:style-name="P1">getCutsFromValue()</text:p>
        </draw:rect>
        <draw:line draw:style-name="gr3" draw:text-style-name="P1" draw:layer="layout" svg:x1="17.671cm" svg:y1="10.761cm" svg:x2="17.64cm" svg:y2="11.67cm">
          <text:p/>
        </draw:line>
        <draw:polyline draw:style-name="gr3" draw:text-style-name="P1" draw:layer="layout" svg:width="8.889cm" svg:height="4.825cm" svg:x="6.461cm" svg:y="12.43cm" svg:viewBox="0 0 8890 4826" draw:points="8890,0 0,0 0,482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27T12:38:50</meta:creation-date>
    <dc:date>2017-09-27T20:55:49</dc:date>
    <dc:creator>Ben Rotter</dc:creator>
    <meta:editing-duration>PT5H43S</meta:editing-duration>
    <meta:editing-cycles>2</meta:editing-cycles>
    <meta:generator>OpenOffice/4.0.0$Unix OpenOffice.org_project/400m3$Build-9702</meta:generator>
    <meta:document-statistic meta:object-count="46"/>
  </office:meta>
</office:document-meta>
</file>